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Garamond" fo:font-size="10pt" style:font-name-asian="Garamond1" style:font-size-asian="10pt" style:font-name-complex="Garamond1" style:font-size-complex="10pt"/>
    </style:style>
    <style:style style:name="P3"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line-height="115%" fo:orphans="0" fo:widows="0"/>
      <style:text-properties style:font-name="Garamond" fo:font-size="10pt" style:font-name-asian="Garamond1" style:font-size-asian="10pt" style:font-name-complex="Garamond1" style:font-size-complex="10pt"/>
    </style:style>
    <style:style style:name="P6" style:family="paragraph" style:parent-style-name="Standard">
      <style:paragraph-properties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line-height="115%" fo:orphans="0" fo:widows="0"/>
      <style:text-properties style:font-name="Garamond" fo:font-size="10pt" fo:font-weight="bold" style:font-name-asian="Garamond1" style:font-size-asian="10pt" style:font-weight-asian="bold" style:font-name-complex="Garamond1" style:font-size-complex="10pt"/>
    </style:style>
    <style:style style:name="P8" style:family="paragraph" style:parent-style-name="Standard">
      <style:paragraph-properties fo:line-height="115%" fo:orphans="0" fo:widows="0"/>
      <style:text-properties style:font-name="Garamond" fo:font-size="8pt" fo:font-weight="bold" style:font-name-asian="Garamond1" style:font-size-asian="8pt" style:font-weight-asian="bold" style:font-name-complex="Garamond1" style:font-size-complex="8pt"/>
    </style:style>
    <style:style style:name="P9" style:family="paragraph" style:parent-style-name="Standard">
      <style:paragraph-properties fo:text-align="justify" style:justify-single-word="false"/>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2"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3" style:family="paragraph" style:parent-style-name="Standard" style:master-page-name="Standard">
      <style:paragraph-properties fo:text-align="center" style:justify-single-word="false" style:page-number="1"/>
    </style:style>
    <style:style style:name="P14" style:family="paragraph" style:parent-style-name="Heading_20_1" style:list-style-name="WWNum1"/>
    <style:style style:name="P15" style:family="paragraph" style:parent-style-name="Heading_20_1">
      <style:paragraph-properties fo:margin-left="0.3in" fo:margin-right="0in" fo:text-indent="0.3in" style:auto-text-indent="false"/>
    </style:style>
    <style:style style:name="P16" style:family="paragraph" style:parent-style-name="Heading_20_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9pt" style:font-name-asian="Garamond1" style:font-size-asian="9pt" style:font-name-complex="Garamond1" style:font-size-complex="9pt"/>
    </style:style>
    <style:style style:name="T4" style:family="text">
      <style:text-properties style:font-name="Garamond" fo:font-size="9pt" fo:font-weight="bold" style:font-name-asian="Garamond1" style:font-size-asian="9pt" style:font-weight-asian="bold" style:font-name-complex="Garamond1" style:font-size-complex="9pt"/>
    </style:style>
    <style:style style:name="T5" style:family="text">
      <style:text-properties style:font-name="Garamond" fo:font-size="11pt" fo:font-weight="bold" style:font-name-asian="Garamond1" style:font-size-asian="11pt" style:font-weight-asian="bold" style:font-name-complex="Garamond1" style:font-size-complex="11pt"/>
    </style:style>
    <style:style style:name="T6" style:family="text">
      <style:text-properties style:font-name="Garamond" fo:font-size="10pt" style:font-name-asian="Garamond1" style:font-size-asian="10pt" style:font-name-complex="Garamond1" style:font-size-complex="10pt"/>
    </style:style>
    <style:style style:name="T7" style:family="text">
      <style:text-properties style:font-name="Garamond" fo:font-size="10pt" fo:font-weight="bold" style:font-name-asian="Garamond1" style:font-size-asian="10pt" style:font-weight-asian="bold" style:font-name-complex="Garamond1" style:font-size-complex="10pt"/>
    </style:style>
    <style:style style:name="T8" style:family="text">
      <style:text-properties style:font-name="Garamond" fo:font-size="10pt" fo:font-weight="normal" style:font-name-asian="Garamond1" style:font-size-asian="10pt" style:font-weight-asian="normal" style:font-name-complex="Garamond1" style:font-size-complex="10pt"/>
    </style:style>
    <style:style style:name="T9" style:family="text">
      <style:text-properties style:font-name="Garamond" fo:font-size="8pt" fo:font-weight="bold" style:font-name-asian="Garamond1" style:font-size-asian="8pt" style:font-weight-asian="bold" style:font-name-complex="Garamond1" style:font-size-complex="8pt"/>
    </style:style>
    <style:style style:name="T10"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1"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12" style:family="text">
      <style:text-properties fo:font-variant="normal" fo:text-transform="none" fo:color="#000000" style:text-line-through-style="none" style:text-line-through-type="none" style:text-position="0% 100%" style:font-name="Garamond" fo:font-size="11pt" fo:font-style="normal" style:text-underline-style="none" fo:font-weight="bold" style:font-name-asian="Garamond1" style:font-size-asian="11pt" style:font-style-asian="normal" style:font-weight-asian="bold" style:font-name-complex="Garamond1" style:font-size-complex="11pt"/>
    </style:style>
    <style:style style:name="T13"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4" style:family="text">
      <style:text-properties fo:color="#3c4043" style:font-name="Arial" fo:font-size="10.5pt" style:font-name-asian="Arial1" style:font-size-asian="10.5pt" style:font-name-complex="Arial1" style:font-size-complex="10.5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text:span text:style-name="T10">Project Name</text:span></text:p>
          </table:table-cell>
          <table:table-cell table:style-name="Table1.A1" office:value-type="string">
            <text:p text:style-name="P10"><text:span text:style-name="T2">StudyUP</text:span></text:p>
          </table:table-cell>
          <table:table-cell table:style-name="Table1.A1" office:value-type="string">
            <text:p text:style-name="P10"><text:span text:style-name="T10">Project ID</text:span></text:p>
          </table:table-cell>
          <table:table-cell table:style-name="Table1.D1" office:value-type="string">
            <text:p text:style-name="P10"><text:span text:style-name="T2">Grp9</text:span></text:p>
          </table:table-cell>
        </table:table-row>
        <table:table-row table:style-name="Table1.1">
          <table:table-cell table:style-name="Table1.A1" office:value-type="string">
            <text:p text:style-name="P10"><text:span text:style-name="T10">Reviewer’s Name</text:span></text:p>
          </table:table-cell>
          <table:table-cell table:style-name="Table1.A1" office:value-type="string">
            <text:p text:style-name="P10"><text:span text:style-name="T2">Karina Ang</text:span></text:p>
          </table:table-cell>
          <table:table-cell table:style-name="Table1.A1" office:value-type="string">
            <text:p text:style-name="P10"><text:span text:style-name="T10">Sprint No.</text:span></text:p>
          </table:table-cell>
          <table:table-cell table:style-name="Table1.D1" office:value-type="string">
            <text:p text:style-name="P10"><text:span text:style-name="T2">4</text:span></text:p>
          </table:table-cell>
        </table:table-row>
        <table:table-row table:style-name="Table1.1">
          <table:table-cell table:style-name="Table1.A1" office:value-type="string">
            <text:p text:style-name="P10"><text:span text:style-name="T10">Review Date</text:span></text:p>
          </table:table-cell>
          <table:table-cell table:style-name="Table1.D1" table:number-columns-spanned="3" office:value-type="string">
            <text:p text:style-name="P10"><text:span text:style-name="T2">March 12, 2020</text:span></text:p>
          </table:table-cell>
          <table:covered-table-cell/>
          <table:covered-table-cell/>
        </table:table-row>
        <table:table-row table:style-name="Table1.1">
          <table:table-cell table:style-name="Table1.A1" office:value-type="string">
            <text:p text:style-name="P10"><text:span text:style-name="T10">File Name</text:span></text:p>
            <text:p text:style-name="P10"><text:span text:style-name="T11">(Source Code)</text:span></text:p>
          </table:table-cell>
          <table:table-cell table:style-name="Table1.D1" table:number-columns-spanned="3" office:value-type="string">
            <text:p text:style-name="P10"><text:span text:style-name="T3">StudyUP/source-code/code/studyup/discussion/</text:span></text:p>
            <text:p text:style-name="P10"><text:span text:style-name="T5">routes.py</text:span></text:p>
          </table:table-cell>
          <table:covered-table-cell/>
          <table:covered-table-cell/>
        </table:table-row>
      </table:table>
      <text:p text:style-name="P3"/>
      <text:p text:style-name="P9"><text:span text:style-name="T6">This checklist is to be used to assess source code during a peer review. <text:s/>Items which represent the code being reviewed should be checked off.</text:span></text:p>
      <text:p text:style-name="P2"/>
      <text:p text:style-name="P4"/>
      <text:p text:style-name="P9"><text:span text:style-name="T6">Place a check mark if the code complies with the criteria. <text:s/>If not, place comments at the remarks column.</text:span></text:p>
      <text:p text:style-name="P4"/>
      <text:p text:style-name="P9"><text:span text:style-name="T6">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text:span text:style-name="T7">Criteria</text:span></text:p>
          </table:table-cell>
          <table:table-cell table:style-name="Table2.A1" table:number-columns-spanned="2" office:value-type="string">
            <text:p text:style-name="P1"><text:span text:style-name="T4">Comply</text:span></text:p>
          </table:table-cell>
          <table:covered-table-cell/>
          <table:table-cell table:style-name="Table2.D1" table:number-rows-spanned="2" office:value-type="string">
            <text:p text:style-name="P1"><text:span text:style-name="T7">Remarks</text:span></text:p>
          </table:table-cell>
        </table:table-row>
        <table:table-row table:style-name="Table2.1">
          <table:covered-table-cell/>
          <table:table-cell table:style-name="Table2.A1" office:value-type="string">
            <text:p text:style-name="P1"><text:span text:style-name="T6">Yes</text:span></text:p>
          </table:table-cell>
          <table:table-cell table:style-name="Table2.A1" office:value-type="string">
            <text:p text:style-name="P1"><text:span text:style-name="T6">No</text:span></text:p>
          </table:table-cell>
          <table:covered-table-cell/>
        </table:table-row>
        <table:table-row table:style-name="Table2.1">
          <table:table-cell table:style-name="Table2.A1" office:value-type="string">
            <text:p text:style-name="P9"><text:span text:style-name="T6">License exists at the top of the code</text:span></text:p>
          </table:table-cell>
          <table:table-cell table:style-name="Table2.A1" office:value-type="string">
            <text:p text:style-name="P1"><text:span text:style-name="T14">✔</text:span></text:p>
          </table:table-cell>
          <table:table-cell table:style-name="Table2.A1" office:value-type="string">
            <text:p text:style-name="P4"/>
          </table:table-cell>
          <table:table-cell table:style-name="Table2.D1" office:value-type="string">
            <text:p text:style-name="P4"/>
          </table:table-cell>
        </table:table-row>
        <table:table-row table:style-name="Table2.1">
          <table:table-cell table:style-name="Table2.A1" office:value-type="string">
            <text:p text:style-name="P9"><text:span text:style-name="T6">License contains the name of the author</text:span></text:p>
          </table:table-cell>
          <table:table-cell table:style-name="Table2.A1" office:value-type="string">
            <text:p text:style-name="P1"><text:span text:style-name="T14">✔</text:span></text:p>
          </table:table-cell>
          <table:table-cell table:style-name="Table2.A1" office:value-type="string">
            <text:p text:style-name="P4"/>
          </table:table-cell>
          <table:table-cell table:style-name="Table2.D1" office:value-type="string">
            <text:p text:style-name="P4"/>
          </table:table-cell>
        </table:table-row>
        <table:table-row table:style-name="Table2.1">
          <table:table-cell table:style-name="Table2.A1" office:value-type="string">
            <text:p text:style-name="P9"><text:span text:style-name="T6">License contains the following:</text:span></text:p>
            <text:p text:style-name="P9"><text:span text:style-name="T6">“This is a course requirement for CS 192 Software Engineering II under the supervision of Asst. Prof. Ma. Rowena C. Solamo of the Department of Computer Science, College of Engineering, University of the Philippines, Diliman for the AY 2019-2020”.</text:span></text:p>
          </table:table-cell>
          <table:table-cell table:style-name="Table2.A1" office:value-type="string">
            <text:p text:style-name="P1"><text:span text:style-name="T14">✔</text:span></text:p>
          </table:table-cell>
          <table:table-cell table:style-name="Table2.A1" office:value-type="string">
            <text:p text:style-name="P4"/>
          </table:table-cell>
          <table:table-cell table:style-name="Table2.D1" office:value-type="string">
            <text:p text:style-name="P4"/>
          </table:table-cell>
        </table:table-row>
      </table:table>
      <text:p text:style-name="P4"/>
      <text:p text:style-name="P4"/>
      <text:p text:style-name="P9"><text:soft-page-break/><text:span text:style-name="T6">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text:span text:style-name="T7">Criteria</text:span></text:p>
          </table:table-cell>
          <table:table-cell table:style-name="Table3.A1" table:number-columns-spanned="2" office:value-type="string">
            <text:p text:style-name="P1"><text:span text:style-name="T9">Comply</text:span></text:p>
          </table:table-cell>
          <table:covered-table-cell/>
          <table:table-cell table:style-name="Table3.D1" table:number-rows-spanned="2" office:value-type="string">
            <text:p text:style-name="P1"><text:span text:style-name="T7">Remarks</text:span></text:p>
          </table:table-cell>
        </table:table-row>
        <table:table-row table:style-name="Table3.1">
          <table:covered-table-cell/>
          <table:table-cell table:style-name="Table3.A1" office:value-type="string">
            <text:p text:style-name="P1"><text:span text:style-name="T6">Yes</text:span></text:p>
          </table:table-cell>
          <table:table-cell table:style-name="Table3.A1" office:value-type="string">
            <text:p text:style-name="P1"><text:span text:style-name="T6">No</text:span></text:p>
          </table:table-cell>
          <table:covered-table-cell/>
        </table:table-row>
        <table:table-row table:style-name="Table3.1">
          <table:table-cell table:style-name="Table3.A1" office:value-type="string">
            <text:p text:style-name="P9"><text:span text:style-name="T6">Code History appears after the license of the source code.</text:span></text:p>
          </table:table-cell>
          <table:table-cell table:style-name="Table3.A1" office:value-type="string">
            <text:p text:style-name="P1"><text:span text:style-name="T14">✔</text:span></text:p>
          </table:table-cell>
          <table:table-cell table:style-name="Table3.A1" office:value-type="string">
            <text:p text:style-name="P4"/>
          </table:table-cell>
          <table:table-cell table:style-name="Table3.D1" office:value-type="string">
            <text:p text:style-name="P4"/>
          </table:table-cell>
        </table:table-row>
        <table:table-row table:style-name="Table3.1">
          <table:table-cell table:style-name="Table3.A1" office:value-type="string">
            <text:p text:style-name="P9"><text:span text:style-name="T6">Code History has been updated accordingly based on name of programmer, change date and change description.</text:span></text:p>
          </table:table-cell>
          <table:table-cell table:style-name="Table3.A1" office:value-type="string">
            <text:p text:style-name="P1"><text:span text:style-name="T14">✔</text:span></text:p>
          </table:table-cell>
          <table:table-cell table:style-name="Table3.A1" office:value-type="string">
            <text:p text:style-name="P4"/>
          </table:table-cell>
          <table:table-cell table:style-name="Table3.D1" office:value-type="string">
            <text:p text:style-name="P4"/>
          </table:table-cell>
        </table:table-row>
      </table:table>
      <text:p text:style-name="P4"/>
      <text:p text:style-name="P4"/>
      <text:p text:style-name="P4"/>
      <text:p text:style-name="P4"/>
      <text:p text:style-name="P4"/>
      <text:p text:style-name="P4"/>
      <text:p text:style-name="P4"/>
      <text:p text:style-name="P9"><text:span text:style-name="T6">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text:span text:style-name="T7">Criteria</text:span></text:p>
          </table:table-cell>
          <table:table-cell table:style-name="Table4.A1" table:number-columns-spanned="2" office:value-type="string">
            <text:p text:style-name="P1"><text:span text:style-name="T9">Comply</text:span></text:p>
          </table:table-cell>
          <table:covered-table-cell/>
          <table:table-cell table:style-name="Table4.D1" table:number-rows-spanned="2" office:value-type="string">
            <text:p text:style-name="P1"><text:span text:style-name="T7">Remarks</text:span></text:p>
          </table:table-cell>
        </table:table-row>
        <table:table-row table:style-name="Table4.1">
          <table:covered-table-cell/>
          <table:table-cell table:style-name="Table4.A1" office:value-type="string">
            <text:p text:style-name="P1"><text:span text:style-name="T6">Yes</text:span></text:p>
          </table:table-cell>
          <table:table-cell table:style-name="Table4.A1" office:value-type="string">
            <text:p text:style-name="P1"><text:span text:style-name="T6">No</text:span></text:p>
          </table:table-cell>
          <table:covered-table-cell/>
        </table:table-row>
        <table:table-row table:style-name="Table4.1">
          <table:table-cell table:style-name="Table4.A1" office:value-type="string">
            <text:p text:style-name="P9"><text:span text:style-name="T6">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Indentions are 5 spaces. TABS ARE NOT USED.</text:span></text:p>
          </table:table-cell>
          <table:table-cell table:style-name="Table4.A1" office:value-type="string">
            <text:p text:style-name="P6"/>
          </table:table-cell>
          <table:table-cell table:style-name="Table4.A1" office:value-type="string">
            <text:p text:style-name="P1"><text:span text:style-name="T14">✔</text:span></text:p>
          </table:table-cell>
          <table:table-cell table:style-name="Table4.D1" office:value-type="string">
            <text:p text:style-name="P9"><text:span text:style-name="T6">Coder used python, tabs are used.</text:span></text:p>
          </table:table-cell>
        </table:table-row>
        <table:table-row table:style-name="Table4.1">
          <table:table-cell table:style-name="Table4.A1" office:value-type="string">
            <text:p text:style-name="P9"><text:span text:style-name="T6">Inline comments are found at the top of the statement using '/*' and '*/'.</text:span></text:p>
          </table:table-cell>
          <table:table-cell table:style-name="Table4.A1" office:value-type="string">
            <text:p text:style-name="P6"/>
          </table:table-cell>
          <table:table-cell table:style-name="Table4.A1" office:value-type="string">
            <text:p text:style-name="P1"><text:span text:style-name="T14">✔</text:span></text:p>
          </table:table-cell>
          <table:table-cell table:style-name="Table4.D1" office:value-type="string">
            <text:p text:style-name="P9"><text:span text:style-name="T6">For python, coder used ‘#’’</text:span></text:p>
          </table:table-cell>
        </table:table-row>
        <table:table-row table:style-name="Table4.1">
          <table:table-cell table:style-name="Table4.A1" office:value-type="string">
            <text:p text:style-name="P9"><text:span text:style-name="T6">Bracketing of block statements follows the following format:</text:span></text:p>
            <text:p text:style-name="P4"/>
            <text:p text:style-name="P9"><text:span text:style-name="T6">if (){</text:span></text:p>
            <text:p text:style-name="P9"><text:span text:style-name="T6"><text:s text:c="5"/>statements;</text:span></text:p>
            <text:p text:style-name="P9"><text:span text:style-name="T6">}</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Exceptions are being handled appropriately.</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Meaningful variable names are used.</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Variable are initialized prior to use.</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Program statements are limited to one per line.</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Parenthesis are used to remove operator precedence ambiguity and improve code readability.</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Meaningful error messages are used.</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
      <text:p text:style-name="P16"/>
      <text:list xml:id="list2687767999" text:style-name="WWNum1">
        <text:list-item>
          <text:p text:style-name="P14"><text:span text:style-name="T8">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text:span text:style-name="T7">List of Method Signature</text:span></text:p>
          </table:table-cell>
          <table:table-cell table:style-name="Table5.A1" table:number-columns-spanned="2" office:value-type="string">
            <text:p text:style-name="P1"><text:span text:style-name="T7">Modularity</text:span></text:p>
          </table:table-cell>
          <table:covered-table-cell/>
          <table:table-cell table:style-name="Table5.D1" table:number-rows-spanned="2" office:value-type="string">
            <text:p text:style-name="P1"><text:span text:style-name="T7">Remarks</text:span></text:p>
          </table:table-cell>
        </table:table-row>
        <table:table-row table:style-name="Table5.1">
          <table:covered-table-cell/>
          <table:table-cell table:style-name="Table5.A1" office:value-type="string">
            <text:p text:style-name="P1"><text:span text:style-name="T9">Coupling</text:span></text:p>
          </table:table-cell>
          <table:table-cell table:style-name="Table5.A1" office:value-type="string">
            <text:p text:style-name="P1"><text:span text:style-name="T9">Cohesion</text:span></text:p>
          </table:table-cell>
          <table:covered-table-cell/>
        </table:table-row>
        <table:table-row table:style-name="Table5.1">
          <table:table-cell table:style-name="Table5.A1" office:value-type="string">
            <text:p text:style-name="Standard"><text:span text:style-name="T6">questionPerTopic</text:span></text:p>
          </table:table-cell>
          <table:table-cell table:style-name="Table5.A1" office:value-type="string">
            <text:p text:style-name="P1"><text:span text:style-name="T14">✔</text:span></text:p>
          </table:table-cell>
          <table:table-cell table:style-name="Table5.A1" office:value-type="string">
            <text:p text:style-name="P1"><text:span text:style-name="T14">✔</text:span></text:p>
          </table:table-cell>
          <table:table-cell table:style-name="Table5.D1" office:value-type="string">
            <text:p text:style-name="P1"><text:span text:style-name="T6">--</text:span></text:p>
          </table:table-cell>
        </table:table-row>
        <table:table-row table:style-name="Table5.1">
          <table:table-cell table:style-name="Table5.A1" office:value-type="string">
            <text:p text:style-name="Standard"><text:span text:style-name="T6">select</text:span></text:p>
          </table:table-cell>
          <table:table-cell table:style-name="Table5.A1" office:value-type="string">
            <text:p text:style-name="P1"><text:span text:style-name="T14">✔</text:span></text:p>
          </table:table-cell>
          <table:table-cell table:style-name="Table5.A1" office:value-type="string">
            <text:p text:style-name="P1"><text:span text:style-name="T14">✔</text:span></text:p>
          </table:table-cell>
          <table:table-cell table:style-name="Table5.D1" office:value-type="string">
            <text:p text:style-name="P6"/>
          </table:table-cell>
        </table:table-row>
        <table:table-row table:style-name="Table5.1">
          <table:table-cell table:style-name="Table5.A1" office:value-type="string">
            <text:p text:style-name="Standard"><text:span text:style-name="T6">add_comment</text:span></text:p>
          </table:table-cell>
          <table:table-cell table:style-name="Table5.A1" office:value-type="string">
            <text:p text:style-name="P1"><text:span text:style-name="T14">✔</text:span></text:p>
          </table:table-cell>
          <table:table-cell table:style-name="Table5.A1" office:value-type="string">
            <text:p text:style-name="P1"><text:span text:style-name="T14">✔</text:span></text:p>
          </table:table-cell>
          <table:table-cell table:style-name="Table5.D1" office:value-type="string">
            <text:p text:style-name="P6"/>
          </table:table-cell>
        </table:table-row>
      </table:table>
      <text:p text:style-name="P15"><text:span text:style-name="T6">Reviewer’s Comments:</text:span></text:p>
      <text:p text:style-name="P15"><text:bookmark text:name="_pde6kipgk51u"/><text:span text:style-name="T8">The code is short but straight to the point. The variable names are easy to understand. The coder complied with all the criteria given, having only (technically) miss a few since a python was used.</text:span><text:span text:style-name="T6"><text:line-break/></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3" meta:paragraph-count="93" meta:word-count="446" meta:character-count="2675" meta:non-whitespace-character-count="2306"/>
    <meta:generator>LibreOfficeDev/6.0.5.2$Linux_X86_64 LibreOffice_project/</meta:generator>
  </office:meta>
</office:document-meta>
</file>